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polyline draw:style-name="gr1" draw:layer="layout" svg:width="2cm" svg:height="2cm" svg:x="0cm" svg:y="0cm" svg:viewBox="0 0 2001 2001" draw:points="0,0 500,500 250,1000 1250,500 500,1250 1500,750 750,1500 1750,1000 1500,1500 2001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Resistor</dc:title>
    <meta:creation-date>2011-02-07T17:11:11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